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teralTests.testLiteralString0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Tests.testLiteralReal01_CreatingDou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teralTests.testLiteralNull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Tests.testLiteralInteger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Tests.testLiteralBoolean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Tests.testLiteralReal03_UsingEx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teralTests.testLiteralInteger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Tests.testLiteralString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Tests.testLongIntLiteral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Tests.testSignedIntLiter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teralTests.testLiteralReal02_CreatingFlo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teralTests.testLiteralString0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teralTests.testLiteralString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Tests.testHexIntLiteral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teralTests.testNotWr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teralTests.testLiteralBoolean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Tests.testConver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teralTests.testLiteralReal04_BadExpr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teralTests.testLiteralString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Tests.testLongIntInteractions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teralTests.testLiteralString0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